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912cm" fo:margin-left="2.551cm" table:align="left" fo:keep-with-next="always"/>
    </style:style>
    <style:style style:name="Tabela2.A" style:family="table-column">
      <style:table-column-properties style:column-width="12.912cm"/>
    </style:style>
    <style:style style:name="Tabela2.1" style:family="table-row">
      <style:table-row-properties style:min-row-height="4.789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2.912cm" fo:margin-left="2.551cm" table:align="left" fo:keep-with-next="always"/>
    </style:style>
    <style:style style:name="Tabela3.A" style:family="table-column">
      <style:table-column-properties style:column-width="12.912cm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cea6" officeooo:paragraph-rsid="000fcea6"/>
    </style:style>
    <style:style style:name="P2" style:family="paragraph" style:parent-style-name="Standard">
      <style:paragraph-properties fo:text-align="center" style:justify-single-word="false"/>
      <style:text-properties officeooo:rsid="001bcfc6" officeooo:paragraph-rsid="001bcfc6"/>
    </style:style>
    <style:style style:name="P3" style:family="paragraph" style:parent-style-name="Standard">
      <style:text-properties officeooo:paragraph-rsid="000fcea6"/>
    </style:style>
    <style:style style:name="P4" style:family="paragraph" style:parent-style-name="Standard">
      <style:paragraph-properties fo:text-align="center" style:justify-single-word="false"/>
      <style:text-properties fo:font-size="18pt" officeooo:rsid="001bcfc6" officeooo:paragraph-rsid="001bcfc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officeooo:paragraph-rsid="001bcfc6"/>
    </style:style>
    <style:style style:name="P6" style:family="paragraph" style:parent-style-name="Standard">
      <style:paragraph-properties fo:text-align="center" style:justify-single-word="false"/>
      <style:text-properties officeooo:paragraph-rsid="001f8858"/>
    </style:style>
    <style:style style:name="P7" style:family="paragraph" style:parent-style-name="Standard">
      <style:paragraph-properties fo:text-align="center" style:justify-single-word="false"/>
      <style:text-properties fo:font-size="26pt" officeooo:rsid="001bcfc6" officeooo:paragraph-rsid="001bcfc6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officeooo:rsid="001bcfc6" officeooo:paragraph-rsid="001cb997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cb997" officeooo:paragraph-rsid="001cb997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bcfc6" officeooo:paragraph-rsid="001bcfc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cfc6" officeooo:paragraph-rsid="001bcfc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b997" officeooo:paragraph-rsid="001cb99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cd7b7" officeooo:paragraph-rsid="001cd7b7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1cd7b7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2349b8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1cd7b7" officeooo:paragraph-rsid="001cd7b7" style:font-size-asian="16pt" style:font-size-complex="16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6pt" officeooo:rsid="001cd7b7" officeooo:paragraph-rsid="001cd7b7" style:font-size-asian="16pt" style:font-size-complex="16pt"/>
    </style:style>
    <style:style style:name="P18" style:family="paragraph" style:parent-style-name="Standard">
      <style:text-properties fo:font-size="16pt" officeooo:rsid="000fcea6" officeooo:paragraph-rsid="000fcea6" style:font-size-asian="16pt" style:font-size-complex="16pt"/>
    </style:style>
    <style:style style:name="P19" style:family="paragraph" style:parent-style-name="Standard">
      <style:text-properties fo:font-size="16pt" officeooo:rsid="0011821f" officeooo:paragraph-rsid="0011821f" style:font-size-asian="16pt" style:font-size-complex="16pt"/>
    </style:style>
    <style:style style:name="P20" style:family="paragraph" style:parent-style-name="Standard">
      <style:text-properties fo:font-size="16pt" officeooo:rsid="0011821f" officeooo:paragraph-rsid="00279a02" style:font-size-asian="16pt" style:font-size-complex="16pt"/>
    </style:style>
    <style:style style:name="P21" style:family="paragraph" style:parent-style-name="Standard">
      <style:text-properties fo:font-size="16pt" officeooo:rsid="0028063f" officeooo:paragraph-rsid="0028063f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officeooo:rsid="0009efac" officeooo:paragraph-rsid="000f673a"/>
    </style:style>
    <style:style style:name="P23" style:family="paragraph" style:parent-style-name="Standard">
      <style:text-properties officeooo:rsid="0009efac" officeooo:paragraph-rsid="0009efac"/>
    </style:style>
    <style:style style:name="P24" style:family="paragraph" style:parent-style-name="Standard">
      <style:text-properties officeooo:rsid="0009efac" officeooo:paragraph-rsid="000f673a"/>
    </style:style>
    <style:style style:name="P25" style:family="paragraph" style:parent-style-name="Standard">
      <style:text-properties officeooo:rsid="0009efac" officeooo:paragraph-rsid="0031f119"/>
    </style:style>
    <style:style style:name="P26" style:family="paragraph" style:parent-style-name="Standard">
      <style:paragraph-properties fo:text-align="start" style:justify-single-word="false"/>
      <style:text-properties officeooo:rsid="0009efac" officeooo:paragraph-rsid="0031f119"/>
    </style:style>
    <style:style style:name="P27" style:family="paragraph" style:parent-style-name="Standard">
      <style:text-properties officeooo:rsid="0009efac" officeooo:paragraph-rsid="000fcea6"/>
    </style:style>
    <style:style style:name="P28" style:family="paragraph" style:parent-style-name="Standard">
      <style:paragraph-properties fo:text-align="center" style:justify-single-word="false"/>
      <style:text-properties fo:font-size="12pt" officeooo:rsid="001cd7b7" officeooo:paragraph-rsid="001cd7b7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1e389c" officeooo:paragraph-rsid="001e389c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officeooo:rsid="001f8858" officeooo:paragraph-rsid="001f8858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32" style:family="paragraph" style:parent-style-name="Standard">
      <style:paragraph-properties fo:margin-left="0cm" fo:margin-right="0cm" fo:text-indent="0cm" style:auto-text-indent="false"/>
      <style:text-properties officeooo:rsid="000fcea6" officeooo:paragraph-rsid="000fcea6"/>
    </style:style>
    <style:style style:name="P33" style:family="paragraph" style:parent-style-name="Standard">
      <style:paragraph-properties fo:margin-left="0cm" fo:margin-right="0cm" fo:text-indent="0cm" style:auto-text-indent="false"/>
      <style:text-properties officeooo:paragraph-rsid="00244cd2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5a738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rsid="003faf05" officeooo:paragraph-rsid="003faf05" style:font-size-asian="12pt" style:font-size-complex="12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1cd7b7" officeooo:paragraph-rsid="002349b8" style:font-size-asian="10pt" style:font-size-complex="10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color="#000000" fo:font-size="11pt" officeooo:rsid="0012c9ac" officeooo:paragraph-rsid="0031f119" style:font-size-asian="11pt" style:font-size-complex="11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12c9ac" officeooo:paragraph-rsid="0031f119" style:font-size-asian="10pt" style:font-size-complex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2f7b90" officeooo:paragraph-rsid="0031f119" style:font-size-asian="10pt" style:font-size-complex="10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12c9ac" style:font-size-asian="16pt" style:font-size-complex="16pt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337baf" style:font-size-asian="16pt" style:font-size-complex="16pt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44816e" style:font-size-asian="16pt" style:font-size-complex="16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6pt" officeooo:rsid="0011821f" officeooo:paragraph-rsid="0011821f" style:font-size-asian="16pt" style:font-size-complex="16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2pt" officeooo:rsid="0012c9ac" officeooo:paragraph-rsid="0044816e" style:font-size-asian="12pt" style:font-size-complex="12pt"/>
    </style:style>
    <style:style style:name="P48" style:family="paragraph" style:parent-style-name="Standard">
      <style:paragraph-properties fo:margin-left="2.501cm" fo:margin-right="0cm" fo:text-indent="0cm" style:auto-text-indent="false"/>
      <style:text-properties fo:font-size="16pt" officeooo:rsid="00173302" officeooo:paragraph-rsid="0012c9ac" style:font-size-asian="16pt" style:font-size-complex="16pt"/>
    </style:style>
    <style:style style:name="P49" style:family="paragraph" style:parent-style-name="Standard">
      <style:paragraph-properties fo:margin-left="2.501cm" fo:margin-right="0cm" fo:text-indent="0cm" style:auto-text-indent="false"/>
      <style:text-properties fo:font-size="16pt" officeooo:rsid="00176842" officeooo:paragraph-rsid="00176842" style:font-size-asian="16pt" style:font-size-complex="16pt"/>
    </style:style>
    <style:style style:name="P50" style:family="paragraph" style:parent-style-name="Standard">
      <style:paragraph-properties fo:margin-left="2.501cm" fo:margin-right="0cm" fo:text-indent="0cm" style:auto-text-indent="false"/>
      <style:text-properties fo:font-size="16pt" officeooo:rsid="0018eadb" officeooo:paragraph-rsid="0018eadb" style:font-size-asian="16pt" style:font-size-complex="16pt"/>
    </style:style>
    <style:style style:name="P51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6pt" officeooo:rsid="0018eadb" officeooo:paragraph-rsid="002d1b86" style:font-size-asian="16pt" style:font-size-complex="16pt"/>
    </style:style>
    <style:style style:name="P52" style:family="paragraph" style:parent-style-name="Standard">
      <style:paragraph-properties fo:margin-left="2.501cm" fo:margin-right="0cm" fo:text-indent="0cm" style:auto-text-indent="false"/>
      <style:text-properties officeooo:rsid="000fcea6" officeooo:paragraph-rsid="0012c9ac"/>
    </style:style>
    <style:style style:name="P5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12c9ac"/>
    </style:style>
    <style:style style:name="P54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2b13fc"/>
    </style:style>
    <style:style style:name="P55" style:family="paragraph" style:parent-style-name="Standard">
      <style:paragraph-properties fo:margin-left="2.501cm" fo:margin-right="0cm" fo:text-indent="0cm" style:auto-text-indent="false"/>
      <style:text-properties officeooo:rsid="00176842" officeooo:paragraph-rsid="00176842"/>
    </style:style>
    <style:style style:name="P5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76842" officeooo:paragraph-rsid="00176842"/>
    </style:style>
    <style:style style:name="P57" style:family="paragraph" style:parent-style-name="Standard">
      <style:paragraph-properties fo:margin-left="2.501cm" fo:margin-right="0cm" fo:text-indent="0cm" style:auto-text-indent="false"/>
      <style:text-properties officeooo:paragraph-rsid="0012c9ac"/>
    </style:style>
    <style:style style:name="P58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2c9ac"/>
    </style:style>
    <style:style style:name="P5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paragraph-rsid="00244cd2"/>
    </style:style>
    <style:style style:name="P60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61" style:family="paragraph" style:parent-style-name="Footer">
      <style:text-properties style:font-name="Chandas"/>
    </style:style>
    <style:style style:name="P62" style:family="paragraph" style:parent-style-name="Table">
      <style:text-properties officeooo:paragraph-rsid="0031f119"/>
    </style:style>
    <style:style style:name="P63" style:family="paragraph" style:parent-style-name="Table">
      <style:paragraph-properties fo:margin-left="1.251cm" fo:margin-right="0cm" fo:text-align="justify" style:justify-single-word="false" fo:text-indent="0cm" style:auto-text-indent="false"/>
      <style:text-properties officeooo:paragraph-rsid="0042ccdb"/>
    </style:style>
    <style:style style:name="P64" style:family="paragraph" style:parent-style-name="Illustration">
      <style:paragraph-properties fo:margin-left="1.251cm" fo:margin-right="0cm" fo:text-indent="0cm" style:auto-text-indent="false"/>
      <style:text-properties officeooo:paragraph-rsid="0049d7b4"/>
    </style:style>
    <style:style style:name="P65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49d7b4"/>
    </style:style>
    <style:style style:name="P66" style:family="paragraph" style:parent-style-name="Illustration">
      <style:paragraph-properties fo:margin-left="0cm" fo:margin-right="0cm" fo:text-indent="0cm" style:auto-text-indent="false"/>
      <style:text-properties officeooo:paragraph-rsid="0049d7b4"/>
    </style:style>
    <style:style style:name="P67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68" style:family="paragraph" style:parent-style-name="Table_20_Contents">
      <style:text-properties fo:font-size="10pt" fo:font-style="normal" officeooo:paragraph-rsid="003faf05" style:font-size-asian="10pt" style:font-style-asian="normal" style:font-size-complex="10pt" style:font-style-complex="normal"/>
    </style:style>
    <style:style style:name="P69" style:family="paragraph" style:parent-style-name="Table_20_Contents">
      <style:text-properties fo:font-size="10pt" fo:font-style="normal" officeooo:rsid="003faf05" officeooo:paragraph-rsid="003faf05" style:font-size-asian="10pt" style:font-style-asian="normal" style:font-size-complex="10pt" style:font-style-complex="normal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54470"/>
    </style:style>
    <style:style style:name="T5" style:family="text">
      <style:text-properties officeooo:rsid="00173302"/>
    </style:style>
    <style:style style:name="T6" style:family="text">
      <style:text-properties officeooo:rsid="001cb997"/>
    </style:style>
    <style:style style:name="T7" style:family="text">
      <style:text-properties fo:font-size="18pt" officeooo:rsid="001cb997" style:font-size-asian="18pt" style:font-size-complex="18pt"/>
    </style:style>
    <style:style style:name="T8" style:family="text">
      <style:text-properties fo:font-size="18pt" officeooo:rsid="001bcfc6" style:font-size-asian="18pt" style:font-size-complex="18pt"/>
    </style:style>
    <style:style style:name="T9" style:family="text">
      <style:text-properties officeooo:rsid="000fcea6"/>
    </style:style>
    <style:style style:name="T10" style:family="text">
      <style:text-properties fo:font-size="16pt" officeooo:rsid="000fcea6" style:font-size-asian="16pt" style:font-size-complex="16pt"/>
    </style:style>
    <style:style style:name="T11" style:family="text">
      <style:text-properties fo:font-size="16pt" officeooo:rsid="001e389c" style:font-size-asian="16pt" style:font-size-complex="16pt"/>
    </style:style>
    <style:style style:name="T12" style:family="text">
      <style:text-properties officeooo:rsid="001e389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07640" style:font-size-asian="12pt" style:font-size-complex="12pt"/>
    </style:style>
    <style:style style:name="T15" style:family="text">
      <style:text-properties fo:font-size="12pt" officeooo:rsid="002349b8" style:font-size-asian="12pt" style:font-size-complex="12pt"/>
    </style:style>
    <style:style style:name="T16" style:family="text">
      <style:text-properties fo:font-size="12pt" officeooo:rsid="00279a02" style:font-size-asian="12pt" style:font-size-complex="12pt"/>
    </style:style>
    <style:style style:name="T17" style:family="text">
      <style:text-properties fo:font-size="12pt" officeooo:rsid="002b3806" style:font-size-asian="12pt" style:font-size-complex="12pt"/>
    </style:style>
    <style:style style:name="T18" style:family="text">
      <style:text-properties fo:font-size="12pt" officeooo:rsid="002ba2c9" style:font-size-asian="12pt" style:font-size-complex="12pt"/>
    </style:style>
    <style:style style:name="T19" style:family="text">
      <style:text-properties fo:font-size="12pt" officeooo:rsid="002d1b86" style:font-size-asian="12pt" style:font-size-complex="12pt"/>
    </style:style>
    <style:style style:name="T20" style:family="text">
      <style:text-properties fo:font-size="12pt" officeooo:rsid="002f7b90" style:font-size-asian="12pt" style:font-size-complex="12pt"/>
    </style:style>
    <style:style style:name="T21" style:family="text">
      <style:text-properties fo:font-size="12pt" officeooo:rsid="00307637" style:font-size-asian="12pt" style:font-size-complex="12pt"/>
    </style:style>
    <style:style style:name="T22" style:family="text">
      <style:text-properties fo:font-size="12pt" officeooo:rsid="0031f119" style:font-size-asian="12pt" style:font-size-complex="12pt"/>
    </style:style>
    <style:style style:name="T23" style:family="text">
      <style:text-properties fo:font-size="12pt" officeooo:rsid="0032c894" style:font-size-asian="12pt" style:font-size-complex="12pt"/>
    </style:style>
    <style:style style:name="T24" style:family="text">
      <style:text-properties fo:font-size="12pt" officeooo:rsid="00337baf" style:font-size-asian="12pt" style:font-size-complex="12pt"/>
    </style:style>
    <style:style style:name="T25" style:family="text">
      <style:text-properties fo:font-size="12pt" officeooo:rsid="004446a1" style:font-size-asian="12pt" style:font-size-complex="12pt"/>
    </style:style>
    <style:style style:name="T26" style:family="text">
      <style:text-properties fo:font-size="12pt" officeooo:rsid="0044816e" style:font-size-asian="12pt" style:font-size-complex="12pt"/>
    </style:style>
    <style:style style:name="T27" style:family="text">
      <style:text-properties fo:font-size="12pt" fo:font-style="italic" officeooo:rsid="002b3806" style:font-size-asian="12pt" style:font-style-asian="italic" style:font-size-complex="12pt" style:font-style-complex="italic"/>
    </style:style>
    <style:style style:name="T28" style:family="text">
      <style:text-properties officeooo:rsid="002349b8"/>
    </style:style>
    <style:style style:name="T29" style:family="text">
      <style:text-properties style:font-name="Liberation Serif" fo:font-size="12pt" officeooo:rsid="002349b8" style:font-size-asian="10.5pt" style:font-size-complex="12pt"/>
    </style:style>
    <style:style style:name="T30" style:family="text">
      <style:text-properties style:font-name="Liberation Serif" fo:font-size="12pt" fo:font-style="italic" officeooo:rsid="002349b8" style:font-size-asian="10.5pt" style:font-style-asian="italic" style:font-size-complex="12pt" style:font-style-complex="italic"/>
    </style:style>
    <style:style style:name="T31" style:family="text">
      <style:text-properties style:font-name="Liberation Serif" fo:font-size="12pt" officeooo:rsid="002349b8" style:font-size-asian="12pt" style:font-size-complex="12pt"/>
    </style:style>
    <style:style style:name="T32" style:family="text">
      <style:text-properties style:font-name="Liberation Serif" fo:font-size="10pt" style:font-size-asian="10pt" style:font-size-complex="10pt"/>
    </style:style>
    <style:style style:name="T33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34" style:family="text">
      <style:text-properties style:font-name="Liberation Serif" fo:font-size="10pt" fo:font-style="italic" officeooo:rsid="002349b8" style:font-size-asian="10pt" style:font-style-asian="italic" style:font-size-complex="10pt" style:font-style-complex="italic"/>
    </style:style>
    <style:style style:name="T35" style:family="text">
      <style:text-properties fo:font-size="10pt" fo:font-style="italic" officeooo:rsid="000fcea6" style:font-size-asian="10pt" style:font-style-asian="italic" style:font-size-complex="10pt" style:font-style-complex="italic"/>
    </style:style>
    <style:style style:name="T36" style:family="text">
      <style:text-properties officeooo:rsid="0025a738"/>
    </style:style>
    <style:style style:name="T37" style:family="text">
      <style:text-properties officeooo:rsid="002d1b86"/>
    </style:style>
    <style:style style:name="T38" style:family="text">
      <style:text-properties fo:color="#666666" fo:font-size="12pt" fo:font-style="italic" officeooo:rsid="002f7b90" style:font-size-asian="12pt" style:font-style-asian="italic" style:font-size-complex="12pt" style:font-style-complex="italic"/>
    </style:style>
    <style:style style:name="T39" style:family="text">
      <style:text-properties fo:color="#666666" fo:font-size="12pt" fo:font-style="italic" officeooo:rsid="0038ff1a" style:font-size-asian="12pt" style:font-style-asian="italic" style:font-size-complex="12pt" style:font-style-complex="italic"/>
    </style:style>
    <style:style style:name="T40" style:family="text">
      <style:text-properties fo:color="#666666" fo:font-size="12pt" fo:font-style="italic" fo:font-weight="normal" officeooo:rsid="00366868" style:font-size-asian="12pt" style:font-style-asian="italic" style:font-weight-asian="normal" style:font-size-complex="12pt" style:font-style-complex="italic" style:font-weight-complex="normal"/>
    </style:style>
    <style:style style:name="T41" style:family="text">
      <style:text-properties fo:color="#666666" fo:font-size="12pt" fo:font-style="italic" fo:font-weight="normal" officeooo:rsid="0041db8b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color="#666666" fo:font-style="italic" style:text-underline-style="none" officeooo:rsid="0018a489" style:font-style-asian="italic" style:font-style-complex="italic"/>
    </style:style>
    <style:style style:name="T43" style:family="text">
      <style:text-properties officeooo:rsid="003180ae"/>
    </style:style>
    <style:style style:name="T44" style:family="text">
      <style:text-properties officeooo:rsid="0031f119"/>
    </style:style>
    <style:style style:name="T45" style:family="text">
      <style:text-properties fo:font-style="normal" officeooo:rsid="0047c1c4" style:font-style-asian="normal" style:font-style-complex="normal"/>
    </style:style>
    <style:style style:name="T46" style:family="text">
      <style:text-properties fo:font-style="normal" officeooo:rsid="0049d7b4" style:font-style-asian="normal" style:font-style-complex="normal"/>
    </style:style>
    <style:style style:name="T47" style:family="text">
      <style:text-properties fo:font-style="normal" officeooo:rsid="004a425b" style:font-style-asian="normal" style:font-style-complex="normal"/>
    </style:style>
    <style:style style:name="T48" style:family="text">
      <style:text-properties fo:font-style="normal" officeooo:rsid="004ab18d" style:font-style-asian="normal" style:font-style-complex="normal"/>
    </style:style>
    <style:style style:name="T49" style:family="text">
      <style:text-properties fo:font-style="normal" officeooo:rsid="004b2790" style:font-style-asian="normal" style:font-style-complex="normal"/>
    </style:style>
    <style:style style:name="T50" style:family="text">
      <style:text-properties fo:font-style="normal" fo:font-weight="normal" officeooo:rsid="00337baf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35b30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66868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73ae3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8ff1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41db8b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2ccdb" style:font-style-asian="normal" style:font-weight-asian="normal" style:font-style-complex="normal" style:font-weight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18a489" style:font-style-asian="italic" style:font-style-complex="italic"/>
    </style:style>
    <style:style style:name="T59" style:family="text">
      <style:text-properties fo:color="#000000" fo:font-style="italic" fo:font-weight="normal" officeooo:rsid="0038ff1a" style:font-style-asian="italic" style:font-weight-asian="normal" style:font-style-complex="italic" style:font-weight-complex="normal"/>
    </style:style>
    <style:style style:name="T60" style:family="text">
      <style:text-properties fo:color="#000000" fo:font-style="italic" fo:font-weight="normal" officeooo:rsid="0042ccdb" style:font-style-asian="italic" style:font-weight-asian="normal" style:font-style-complex="italic" style:font-weight-complex="normal"/>
    </style:style>
    <style:style style:name="T61" style:family="text">
      <style:text-properties fo:color="#000000" fo:font-size="12pt" fo:font-style="normal" fo:font-weight="normal" officeooo:rsid="003b726f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fo:font-size="12pt" fo:font-style="normal" fo:font-weight="normal" officeooo:rsid="003d61ff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fo:font-size="12pt" fo:font-style="normal" fo:font-weight="normal" officeooo:rsid="00373ae3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fo:font-size="12pt" fo:font-style="normal" fo:font-weight="normal" officeooo:rsid="0042ccdb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fo:color="#000000" fo:font-size="12pt" fo:font-style="italic" fo:font-weight="normal" officeooo:rsid="00373ae3" style:font-size-asian="12pt" style:font-style-asian="italic" style:font-weight-asian="normal" style:font-size-complex="12pt" style:font-style-complex="italic" style:font-weight-complex="normal"/>
    </style:style>
    <style:style style:name="T66" style:family="text">
      <style:text-properties fo:color="#00000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fo:color="#000000" fo:font-size="12pt" fo:font-style="italic" fo:font-weight="normal" officeooo:rsid="003b726f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fo:color="#000000" fo:font-size="12pt" fo:font-style="italic" fo:font-weight="normal" officeooo:rsid="0042ccdb" style:font-size-asian="12pt" style:font-style-asian="italic" style:font-weight-asian="normal" style:font-size-complex="12pt" style:font-style-complex="italic" style:font-weight-complex="normal"/>
    </style:style>
    <style:style style:name="T69" style:family="text">
      <style:text-properties fo:color="#000000" fo:font-size="12pt" fo:font-style="italic" fo:font-weight="normal" officeooo:rsid="00366868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fo:color="#000000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fo:color="#000000" fo:font-size="12pt" fo:font-style="italic" fo:font-weight="normal" officeooo:rsid="0042ccdb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fo:color="#000000" fo:font-style="normal" fo:font-weight="normal" officeooo:rsid="0038ff1a" style:font-style-asian="normal" style:font-weight-asian="normal" style:font-style-complex="normal" style:font-weight-complex="normal"/>
    </style:style>
    <style:style style:name="T73" style:family="text">
      <style:text-properties fo:color="#000000" fo:font-style="normal" fo:font-weight="normal" officeooo:rsid="0042ccdb" style:font-style-asian="normal" style:font-weight-asian="normal" style:font-style-complex="normal" style:font-weight-complex="normal"/>
    </style:style>
    <style:style style:name="T74" style:family="text">
      <style:text-properties fo:color="#333333" fo:font-style="italic" fo:font-weight="normal" officeooo:rsid="00337baf" style:font-style-asian="italic" style:font-weight-asian="normal" style:font-style-complex="italic" style:font-weight-complex="normal"/>
    </style:style>
    <style:style style:name="T75" style:family="text">
      <style:text-properties fo:color="#333333" fo:font-style="italic" fo:font-weight="normal" officeooo:rsid="0035b304" style:font-style-asian="italic" style:font-weight-asian="normal" style:font-style-complex="italic" style:font-weight-complex="normal"/>
    </style:style>
    <style:style style:name="T76" style:family="text">
      <style:text-properties fo:color="#333333" fo:font-style="italic" fo:font-weight="normal" officeooo:rsid="00373ae3" style:font-style-asian="italic" style:font-weight-asian="normal" style:font-style-complex="italic" style:font-weight-complex="normal"/>
    </style:style>
    <style:style style:name="T77" style:family="text">
      <style:text-properties fo:color="#333333" fo:font-size="12pt" fo:font-style="italic" fo:font-weight="normal" officeooo:rsid="0012c9ac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color="#333333" fo:font-size="12pt" fo:font-style="italic" fo:font-weight="normal" officeooo:rsid="0042ccdb" style:font-size-asian="12pt" style:font-style-asian="italic" style:font-weight-asian="normal" style:font-size-complex="12pt" style:font-style-complex="italic" style:font-weight-complex="normal"/>
    </style:style>
    <style:style style:name="T79" style:family="text">
      <style:text-properties fo:color="#333333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80" style:family="text">
      <style:text-properties fo:color="#333333" fo:font-size="12pt" fo:font-style="normal" fo:font-weight="normal" officeooo:rsid="0042ccdb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color="#333333" fo:font-size="12pt" fo:font-style="normal" fo:font-weight="normal" officeooo:rsid="00373ae3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808080" fo:font-size="12pt" fo:font-style="italic" officeooo:rsid="002b3806" style:font-size-asian="12pt" style:font-style-asian="italic" style:font-size-complex="12pt" style:font-style-complex="italic"/>
    </style:style>
    <style:style style:name="T83" style:family="text">
      <style:text-properties fo:color="#808080" fo:font-size="12pt" fo:font-style="italic" fo:font-weight="normal" officeooo:rsid="003b726f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fo:color="#808080" fo:font-size="12pt" fo:font-style="italic" fo:font-weight="normal" officeooo:rsid="003d61ff" style:font-size-asian="12pt" style:font-style-asian="italic" style:font-weight-asian="normal" style:font-size-complex="12pt" style:font-style-complex="italic" style:font-weight-complex="normal"/>
    </style:style>
    <style:style style:name="T85" style:family="text">
      <style:text-properties fo:color="#80808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86" style:family="text">
      <style:text-properties fo:color="#808080" fo:font-size="12pt" fo:font-style="italic" fo:font-weight="normal" officeooo:rsid="0012c9ac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color="#808080" fo:font-style="italic" officeooo:rsid="00173302" style:font-style-asian="italic" style:font-style-complex="italic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officeooo:rsid="001f8858"/>
    </style:style>
    <style:style style:name="T90" style:family="text">
      <style:text-properties officeooo:rsid="003a9c82"/>
    </style:style>
    <style:style style:name="T91" style:family="text">
      <style:text-properties officeooo:rsid="003faf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9">UNIVERSIDADE FEDERAL DE SANTA CATARINA CENTRO JOINVI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RELATÓRIO <text:s/><text:span text:style-name="T6">DA CONSTRUÇÃO DE UM CÓDIGO PARA O JOGO “Mastermind”</text:span></text:p>
      <text:p text:style-name="P7"/>
      <text:p text:style-name="P7"/>
      <text:p text:style-name="P7"/>
      <text:p text:style-name="P7"/>
      <text:p text:style-name="P7"/>
      <text:p text:style-name="P5"><text:span text:style-name="T7">Disciplina EMB5031:</text:span><text:span text:style-name="T8"> </text:span><text:span text:style-name="T7">Programação III<text:line-break/>Professora: Analize Zomkowski Salvi </text:span></text:p>
      <text:p text:style-name="P4"/>
      <text:p text:style-name="P4"/>
      <text:p text:style-name="P4"/>
      <text:p text:style-name="P4"/>
      <text:p text:style-name="P4"/>
      <text:p text:style-name="P4"/>
      <text:p text:style-name="P11">Nome: Jéssica Medalha Ferri e Pedro <text:span text:style-name="T6">Luiz de Faria da Luz</text:span></text:p>
      <text:p text:style-name="P12">Matriculas: 15250188 e 16250681</text:p>
      <text:p text:style-name="P10"/>
      <text:p text:style-name="P10">04/07/2019</text:p>
      <text:p text:style-name="P29"><text:line-break/></text:p>
      <text:p text:style-name="P29">1</text:p>
      <text:p text:style-name="P28"><text:soft-page-break/></text:p>
      <text:p text:style-name="P16">Sumário</text:p>
      <text:p text:style-name="P13"/>
      <text:list xml:id="list1271801011" text:style-name="L1">
        <text:list-item>
          <text:p text:style-name="P14">INTRODUÇÃO…………………………………………………….. 3</text:p>
        </text:list-item>
        <text:list-item>
          <text:p text:style-name="P15">DESENVOLVIMENTO………………………………………….… 3<text:line-break/>2.1. <text:span text:style-name="T9">D</text:span>escrição e requisitos……………………………………….…. 3<text:line-break/>2.2. Estrutura básica do jogo……………………………………….. <text:span text:style-name="T36">4</text:span><text:line-break/><text:tab/>2.2.1. Classes e Herança……………………………………… <text:span text:style-name="T36">4</text:span><text:line-break/><text:tab/>2.2.2. Polimorfismo…………………………………………... <text:span text:style-name="T36">4</text:span><text:line-break/><text:tab/>2.2.3. Template……………………………………………….. <text:span text:style-name="T36">4</text:span><text:line-break/><text:tab/>2.<text:span text:style-name="T28">2.4</text:span>. Bibliotecas utilizadas……………...…………………... <text:span text:style-name="T28">4</text:span></text:p>
          <text:p text:style-name="P14">2.3. Class Tabuleiro………………………………………………… <text:span text:style-name="T28">4</text:span><text:line-break/>2.4. Class Partida…………………………………………………… <text:span text:style-name="T28">4</text:span><text:line-break/>2.5. Main……………………………………………………………. <text:span text:style-name="T28">4</text:span></text:p>
        </text:list-item>
        <text:list-item>
          <text:p text:style-name="P14">CONCLUSÃO……………………………………………………… 3</text:p>
        </text:list-item>
        <text:list-item>
          <text:p text:style-name="P17"><text:span text:style-name="T88">BIBLIOGRAFIA…………………………………………………… 3</text:span><text:line-break/><text:tab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/>
      <text:p text:style-name="P6"><text:span text:style-name="T89">2</text:span></text:p>
      <text:p text:style-name="P3"><text:soft-page-break/><text:span text:style-name="T11">1. <text:s/></text:span><text:span text:style-name="T10">INTRODUÇÃO</text:span></text:p>
      <text:p text:style-name="P23"/>
      <text:p text:style-name="P22"><text:tab/>A partir d<text:span text:style-name="T1">os conhecimentos a</text:span>presentad<text:span text:style-name="T4">o</text:span>s na disciplina de programação três – <text:span text:style-name="T1">bem como a sintaxe da linguagem de programação C++ e suas estruturas de linguagem orientada a objeto -, </text:span>este documento <text:span text:style-name="T2">tem como objetivo relatar</text:span> <text:span text:style-name="T2">os processos envolvidos na implementação do jogo conhecido como “Mastermind”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22"/>
      <text:p text:style-name="P24"/>
      <text:p text:style-name="P18">2. <text:s/>DESENVOLVIMENTO</text:p>
      <text:p text:style-name="P32"/>
      <text:p text:style-name="P40"><text:span text:style-name="T3">2.1. </text:span>D<text:span text:style-name="T12">escrição do jogo e requisitos</text:span></text:p>
      <text:p text:style-name="P31"/>
      <text:p text:style-name="P31"><text:tab/><text:tab/><text:span text:style-name="T15">Como fornecido na descrição do trabalho, o jogo funciona da seguinte maneira:</text:span></text:p>
      <text:p text:style-name="P58"><text:span text:style-name="T10"><text:tab/></text:span><text:span text:style-name="T35">“</text:span><text:span text:style-name="T33">Mastermind (também conhecido como senha, em português) é um jogo muito famoso nas décadas de 70 e 80 para ser jogado em 2 pessoas, que ganhou várias versões e variações para ser jogado em computador. A dinâmica do jogo é a seguinte:<text:line-break/><text:line-break/>1. O jogador 1(codemaker) escolhe uma sequencia de cores que o jogador 2 (codebreaker) tem que adivinhar.<text:line-break/>2. O codebreaker dá um palpite, escolhendo sua própria sequencia de cores. O objetivo do codebreaker é adivinhar tanto as cores quanto </text:span><text:span text:style-name="T34">a ordem.</text:span><text:span text:style-name="T33"><text:line-break/>3. A cada palpite, o codemaker retorna uma sequencia com o mesmo número de peças da sequencia a ser descoberta, indicando o quão correto está o palpite dado. Nesta sequencia, uma peça preta indica cor e posição corretos,uma peça branca indica cor correta em posição errada e uma peça cinza indica que ambos cor e posição estão errados.<text:line-break/>4. O codebreaker deve usar essa informação para tentar novamente um novo palpite, até ele acerte a sequencia decores na ordem correta ou o número de palpites acabem.”</text:span></text:p>
      <text:p text:style-name="P57"><text:span text:style-name="T32"/></text:p>
      <text:p text:style-name="P57"><text:span text:style-name="T32"/></text:p>
      <text:p text:style-name="P33"><text:span text:style-name="T32"><text:tab/><text:tab/></text:span><text:span text:style-name="T29">Os requisitos sugeridos para a elaboração do jogo foram:</text:span></text:p>
      <text:p text:style-name="P59"><text:span text:style-name="T29"><text:line-break/><text:tab/></text:span><text:span text:style-name="T30">“</text:span><text:span text:style-name="T34">Você deve programar o jogo em C++ em estrutura de classes. Não use códigos prontos senão sua nota será zero! Esta parte pode ser feita em duplas. Para quem optar por no máximo 20% nota final, o jogo deve possibilitar:<text:line-break/><text:line-break/>•Escolher o número de cores utilizados no jogo (4-10);<text:line-break/>•Escolher o tamanho do código (4 – 6);<text:line-break/>•Escolher o número máximo de palpites (4-10);<text:line-break/>•Escolher se pode haver cores repetidas;<text:line-break/>•que duas pessoas possam jogar uma partida;<text:line-break/>•que uma pessoa possa jogar contra o computador com diferentes níveis de <text:s text:c="4"/><text:line-break/> <text:s/>dificuldade. A implementação deve conter:<text:line-break/>•Classe(s);<text:line-break/>•Encapsulamento respeitados por todas as classes;<text:line-break/>•Uso de associação; <text:line-break/>•Alocação dinâmica de memória;<text:line-break/>•Template(s).Uma boa implementação deve ter:<text:line-break/>•Heranças e suas derivações;<text:line-break/>•Polimorfismo; <text:line-break/>•Padrões de projeto.”</text:span></text:p>
      <text:p text:style-name="P34"><text:span text:style-name="T31">3</text:span></text:p>
      <text:p text:style-name="P40"><text:soft-page-break/>2.<text:span text:style-name="T3">2 . Estruturas básicas do jogo</text:span></text:p>
      <text:p text:style-name="P46"/>
      <text:p text:style-name="P48">2.2.1. <text:s/>Classes e Herança</text:p>
      <text:p text:style-name="P53"><text:tab/><text:line-break/><text:tab/><text:span text:style-name="T5">O jogo é estruturado por herança, onde a classe base </text:span><text:span text:style-name="T87">“Tabuleiro”</text:span><text:span text:style-name="T5"> é herdada pela classe derivada </text:span><text:span text:style-name="T87">“Partida”</text:span><text:span text:style-name="T5">. <text:s/>Essa divisão foi estabelecida pelo fato de que o tabuleiro é o centro do jogo, é lá onde o jogo acontece e necessariamente o que da existência para o jogo e suas normas. Porém, o tabuleiro varia algumas de suas características de acordo com a partida desejada. As especificidades de cada partida é construída dentro da classe </text:span><text:span text:style-name="T87">“Partida”</text:span><text:span text:style-name="T5">, que herda as características básicas do tabuleiro e monta a particularidade de cada partida.</text:span></text:p>
      <text:p text:style-name="P53"/>
      <text:p text:style-name="P52"/>
      <text:p text:style-name="P49">2.2.2. <text:s/>Polimorfismo</text:p>
      <text:p text:style-name="P56"/>
      <text:p text:style-name="P56"><text:tab/><text:span text:style-name="T57">*O polimorfismo aparece no código n</text:span><text:span text:style-name="T58">o método </text:span><text:span text:style-name="T57">que imprime o tabuleiro de cada jogada, </text:span><text:span text:style-name="T58">através da </text:span><text:span text:style-name="T42">“função virtual”</text:span><text:span text:style-name="T58">. Essa utilização permite que o programa determine dinamicamente qual será o método utilizado a partir do tipo de objeto que se deseja imprimir, garantindo uma maneira mais fácil de imprimir as especificidades do tabuleiro de cada partida. *</text:span></text:p>
      <text:p text:style-name="P56"/>
      <text:p text:style-name="P55"/>
      <text:p text:style-name="P50">2.2.3. <text:s/>Template<text:line-break/></text:p>
      <text:p text:style-name="P51"><text:tab/><text:span text:style-name="T14">Foi utilizado o template de classe Vector, da C++ Standard Library, </text:span><text:span text:style-name="T17"><text:s/>nos atributos </text:span><text:span text:style-name="T82">“senha”</text:span><text:span text:style-name="T17">,</text:span><text:span text:style-name="T27"> </text:span><text:span text:style-name="T82">“cores”</text:span><text:span text:style-name="T17"> e </text:span><text:span text:style-name="T82">“matriz”</text:span><text:span text:style-name="T17"> da classe </text:span><text:span text:style-name="T82">“Tabuleiro”</text:span><text:span text:style-name="T27">.</text:span><text:span text:style-name="T17"> </text:span><text:span text:style-name="T18">Como os atributos citad</text:span><text:span text:style-name="T19">o</text:span><text:span text:style-name="T18">s variam seu tamanho de acordo com cada jogada,</text:span><text:span text:style-name="T17"> </text:span><text:span text:style-name="T19">o </text:span><text:span text:style-name="T17">uso do vector possibilita algumas facilidades </text:span><text:span text:style-name="T18">para o código</text:span><text:span text:style-name="T17">, </text:span><text:span text:style-name="T18">pois as bibliotecas disponíveis auxiliam, por exemplo, na alocação dinâmica dos vetores e o fazem com maior segurança.</text:span></text:p>
      <text:p text:style-name="P54"/>
      <text:p text:style-name="P36"/>
      <text:p text:style-name="P41">2.3. <text:s/><text:span text:style-name="T37">Class Tabuleiro</text:span></text:p>
      <text:p text:style-name="P41"/>
      <text:p text:style-name="P43"><text:tab/><text:span text:style-name="T20">A classe </text:span><text:span text:style-name="T38">“</text:span><text:span text:style-name="T39">Tabuleiro</text:span><text:span text:style-name="T38">”</text:span><text:span text:style-name="T20"> contem os principais atributos <text:s/>necessários para o jogo</text:span><text:span text:style-name="T22"> -</text:span><text:span text:style-name="T20"> a senha de cores </text:span><text:span text:style-name="T23">(“senha”)</text:span><text:span text:style-name="T20">, a matriz do tabuleiro </text:span><text:span text:style-name="T23">(“matriz”)</text:span><text:span text:style-name="T20">e as cores disponíveis o jogo </text:span><text:span text:style-name="T23">(“cores”) </text:span><text:span text:style-name="T20">– </text:span><text:span text:style-name="T24">e seus respectivos métodos de acesso e manipulação.</text:span><text:span text:style-name="T20"> </text:span><text:span text:style-name="T21">Os atributos e os métodos da classe foram definidos da seguinte forma:</text:span></text:p>
      <text:p text:style-name="P42"><text:span text:style-name="T21"/></text:p>
      <text:p text:style-name="P25"/>
      <text:p text:style-name="P25"/>
      <text:p text:style-name="P25"/>
      <text:p text:style-name="P25"/>
      <text:p text:style-name="P26"/>
      <text:p text:style-name="P26"/>
      <text:p text:style-name="P26"><text:tab/><text:tab/><text:tab/><text:tab/><text:tab/><text:tab/><text:tab/><text:span text:style-name="T90">4</text:span><text:tab/><text:tab/><text:tab/><text:tab/><text:tab/></text:p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38"><text:span text:style-name="T43">1 <text:s/></text:span>class Tabuleiro{</text:p>
            <text:p text:style-name="P38"><text:span text:style-name="T43">2 <text:s/></text:span>private:</text:p>
            <text:p text:style-name="P38"><text:span text:style-name="T43">3</text:span> <text:s text:c="3"/>vector&lt;string&gt; cores = <text:span text:style-name="T43">4</text:span>{"amarelo","verde","azul","vermelho","roxo","laranja","marrom","rosa","lilas","violeta"};</text:p>
            <text:p text:style-name="P38"><text:span text:style-name="T43">5</text:span> <text:s text:c="3"/>vector&lt;vector&lt;string&gt;&gt; matriz;</text:p>
            <text:p text:style-name="P38"><text:span text:style-name="T43">6</text:span> <text:s text:c="3"/>vector&lt;string&gt; senha;</text:p>
            <text:p text:style-name="P38"><text:span text:style-name="T43">7</text:span> <text:s text:c="3"/>bool vitoria = false;</text:p>
            <text:p text:style-name="P38"><text:span text:style-name="T43">8 <text:s/></text:span>public:</text:p>
            <text:p text:style-name="P38"><text:span text:style-name="T43">9</text:span> <text:s text:c="3"/>~Tabuleiro(){}</text:p>
            <text:p text:style-name="P38"><text:span text:style-name="T43">10</text:span> <text:s text:c="3"/>vector&lt;string&gt; getCores();</text:p>
            <text:p text:style-name="P38"><text:span text:style-name="T43">11</text:span> <text:s text:c="3"/>string getCor(int );</text:p>
            <text:p text:style-name="P38"><text:span text:style-name="T43">12</text:span> <text:s text:c="3"/>void setSenha(vector&lt;string&gt; );</text:p>
            <text:p text:style-name="P38"><text:span text:style-name="T43">13</text:span> <text:s text:c="3"/>vector&lt;string&gt; getSenha() const;</text:p>
            <text:p text:style-name="P38"><text:span text:style-name="T43">14</text:span> <text:s text:c="3"/>void setVitoria(bool);</text:p>
            <text:p text:style-name="P38"><text:span text:style-name="T43">25</text:span> <text:s text:c="3"/>bool getVitoria();</text:p>
            <text:p text:style-name="P38"><text:span text:style-name="T43">16</text:span> <text:s text:c="3"/>virtual void imprime_Tabuleiro();</text:p>
            <text:p text:style-name="P38"><text:span text:style-name="T43">17</text:span> <text:s text:c="3"/>void adicionaJogadaNaMatriz(vector&lt;string&gt;);</text:p>
            <text:p text:style-name="P38"><text:span text:style-name="T43">18</text:span> <text:s text:c="3"/>vector&lt;string&gt; retornaResposta(vector&lt;string&gt;);</text:p>
            <text:p text:style-name="P38"><text:span text:style-name="T43">19</text:span> <text:s text:c="3"/>vector&lt;string&gt; getUltimaJogadaERespota();</text:p>
            <text:p text:style-name="P38"><text:span text:style-name="T43">20</text:span> <text:s text:c="3"/>vector&lt;vector&lt;string&gt;&gt; getMatriz()const;</text:p>
            <text:p text:style-name="P38"><text:span text:style-name="T43">21</text:span> <text:s text:c="3"/>virtual bool validaCor(string cor);</text:p>
            <text:p text:style-name="P39"><text:span text:style-name="T43">22 </text:span>};</text:p>
            <text:p text:style-name="P37"><text:tab/></text:p>
          </table:table-cell>
        </table:table-row>
      </table:table>
      <text:p text:style-name="P62"><text:tab/><text:tab/><text:span text:style-name="T44">Figura</text:span> <text:span text:style-name="T91">1</text:span>: Class Tabuleiro</text:p>
      <text:p text:style-name="P63"><text:tab/><text:span text:style-name="T50">O uso do template vector possibilita a declaração </text:span><text:span text:style-name="T55">do vetor</text:span><text:span text:style-name="T50"> </text:span><text:span text:style-name="T74">“senha”</text:span><text:span text:style-name="T50"> e </text:span><text:span text:style-name="T55">da matriz</text:span><text:span text:style-name="T50"> </text:span><text:span text:style-name="T74">“matriz”</text:span><text:span text:style-name="T50"> sem definir um tamanho para eles, pois seus respectivos tamanhos variam com </text:span><text:span text:style-name="T56">as características de cada </text:span><text:span text:style-name="T50">partida. </text:span><text:span text:style-name="T56">A </text:span><text:span text:style-name="T54">variável</text:span><text:span text:style-name="T51"> bool </text:span><text:span text:style-name="T75">“vitoria”, </text:span><text:span text:style-name="T60">da linha 7,</text:span><text:span text:style-name="T51"> auxilia, em cada jogada, a avaliar se o jo</text:span><text:span text:style-name="T56">gador acertou a senha ou não</text:span><text:span text:style-name="T51">.<text:line-break/><text:tab/></text:span><text:span text:style-name="T50">Foram criados métodos </text:span><text:span text:style-name="T74">“gets”</text:span><text:span text:style-name="T50"> e </text:span><text:span text:style-name="T74">“sets”</text:span><text:span text:style-name="T50"> para o acesso e a modificação de cada atributo da classe, </text:span><text:span text:style-name="T51">assim como </text:span><text:span text:style-name="T52">os</text:span><text:span text:style-name="T51"> métodos: </text:span><text:span text:style-name="T76">“</text:span><text:span text:style-name="T77">virtual void imprime_Tabuleiro()”</text:span><text:span text:style-name="T78">(</text:span><text:span text:style-name="T80">r</text:span><text:span text:style-name="T81">esponsável por imprimir o tabuleiro</text:span><text:span text:style-name="T80">), </text:span><text:span text:style-name="T79">“</text:span><text:span text:style-name="T77">vector&lt;string&gt; retornaResposta(vector&lt;string&gt;)”</text:span><text:span text:style-name="T63"> </text:span><text:span text:style-name="T64">(</text:span><text:span text:style-name="T69">responsável por </text:span><text:span text:style-name="T70">verificar cada jogada</text:span><text:span text:style-name="T69"> </text:span><text:span text:style-name="T70">e retornar um vetor com as respostas</text:span><text:span text:style-name="T71">)</text:span><text:span text:style-name="T65">, </text:span><text:span text:style-name="T40">“</text:span><text:span text:style-name="T41">void </text:span><text:span text:style-name="T40">adicionaJogadaNaMatriz(vector&lt;string&gt;)” </text:span><text:span text:style-name="T68">(</text:span><text:span text:style-name="T52">responsável por registrar cada jogada </text:span><text:span text:style-name="T53">do jogador e o respectivo resultado na matriz</text:span><text:span text:style-name="T56">)</text:span><text:span text:style-name="T53"> </text:span><text:span text:style-name="T56">e </text:span><text:span text:style-name="T85">“</text:span><text:span text:style-name="T86">virtual bool validaCor(string)” </text:span><text:span text:style-name="T60">(</text:span><text:span text:style-name="T59">responsável</text:span><text:span text:style-name="T72"> com verificar se as cores digitadas pelo jogador são validas</text:span><text:span text:style-name="T73">).</text:span><text:span text:style-name="T72"> </text:span><text:span text:style-name="T86">.</text:span><text:span text:style-name="T66"><text:line-break/><text:tab/></text:span><text:span text:style-name="T61">Algumas funções vector foram usadas nos métodos. Em </text:span><text:span text:style-name="T83">“</text:span><text:span text:style-name="T77">virtual void <text:s/></text:span><text:span text:style-name="T83">imprime_Tabuleiro()”</text:span><text:span text:style-name="T61"> a função </text:span><text:span text:style-name="T83">“size”</text:span><text:span text:style-name="T61"> retornar o tamanho da vetor, em “</text:span><text:span text:style-name="T86">vector&lt;string&gt; retornaResposta(vector&lt;string&gt;)</text:span><text:span text:style-name="T67">”</text:span><text:span text:style-name="T61"> as </text:span><text:span text:style-name="T62">funções</text:span><text:span text:style-name="T61"> </text:span><text:span text:style-name="T83">“end, begin, </text:span><text:span text:style-name="T84">insert e push_back”</text:span><text:span text:style-name="T62"> retornam respectivamente, o iterador do ultimo elemento, do primeiro elemento, insere elemento no vetor e aloca espaço no final do vetor.</text:span></text:p>
      <text:p text:style-name="P60"/>
      <text:p text:style-name="P41">2.4. <text:s/>C<text:span text:style-name="T37">lass Partida</text:span></text:p>
      <text:p text:style-name="P41"/>
      <text:p text:style-name="P44"><text:tab/><text:span text:style-name="T25">A classe partida contem as características especificas de cada partida. </text:span><text:span text:style-name="T26">Ela é responsável pela criação do tabuleiro, criação do formato da partida e pelo controle das ações de cada jogada. A classe está estruturada da seguinte forma:</text:span></text:p>
      <text:p text:style-name="P47"/>
      <text:p text:style-name="P35"><text:line-break/>5</text:p>
      <text:p text:style-name="P41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8"><text:span text:style-name="T91">1 <text:s/></text:span>class Partida: public Tabuleiro{</text:p>
            <text:p text:style-name="P68"><text:span text:style-name="T91">2 <text:s/></text:span>private:</text:p>
            <text:p text:style-name="P68"><text:span text:style-name="T91">3</text:span> <text:s text:c="3"/>bool adversario;</text:p>
            <text:p text:style-name="P68"><text:span text:style-name="T91">4</text:span> <text:s text:c="3"/>int num_cores;</text:p>
            <text:p text:style-name="P68"><text:span text:style-name="T91">5</text:span> <text:s text:c="3"/>int tamanho_codigo;</text:p>
            <text:p text:style-name="P68"><text:span text:style-name="T91">6</text:span> <text:s text:c="3"/>int num_palpites;</text:p>
            <text:p text:style-name="P68"><text:span text:style-name="T91">7</text:span> <text:s text:c="3"/>bool cores_repetidas;</text:p>
            <text:p text:style-name="P68"><text:span text:style-name="T91">8 <text:s text:c="3"/>int numJogada;</text:span></text:p>
            <text:p text:style-name="P68"><text:span text:style-name="T91">9 <text:s text:c="3"/></text:span><text:s/>bool vitoria = false;</text:p>
            <text:p text:style-name="P67"><text:span text:style-name="T91">10 <text:s text:c="2"/></text:span>void setAdversario(bool const );</text:p>
            <text:p text:style-name="P67"><text:span text:style-name="T91">11</text:span> <text:s text:c="3"/>bool getAdversario() const;</text:p>
            <text:p text:style-name="P67"><text:span text:style-name="T91">12</text:span> <text:s text:c="3"/>void setNum_cores(int const);</text:p>
            <text:p text:style-name="P67"><text:span text:style-name="T91">13</text:span> <text:s text:c="3"/>int getNum_cores() const;</text:p>
            <text:p text:style-name="P67"><text:span text:style-name="T91">14</text:span> <text:s text:c="3"/>void setTamanho_codigo(int const );</text:p>
            <text:p text:style-name="P67"><text:span text:style-name="T91">15 <text:s text:c="3"/></text:span>int getTamanho_codigo() const;</text:p>
            <text:p text:style-name="P67"><text:span text:style-name="T91">16</text:span> <text:s text:c="3"/>void setNum_palpites(int const );</text:p>
            <text:p text:style-name="P67"><text:span text:style-name="T91">17 <text:s text:c="3"/></text:span>int getNum_Palpites();</text:p>
            <text:p text:style-name="P67"><text:span text:style-name="T91">18</text:span> <text:s text:c="3"/>void setCores_repetidas(bool const );</text:p>
            <text:p text:style-name="P67"><text:span text:style-name="T91">19</text:span> <text:s text:c="3"/>bool getCores_repetidas() const;</text:p>
            <text:p text:style-name="P67"><text:span text:style-name="T91">20</text:span> <text:s text:c="3"/>void setNumJogada(int const );</text:p>
            <text:p text:style-name="P67"><text:span text:style-name="T91">21</text:span> <text:s text:c="3"/>int getNumJogada();</text:p>
            <text:p text:style-name="P67"><text:span text:style-name="T91">22 <text:s text:c="3"/></text:span>void escolheDificuldade(int *) </text:p>
            <text:p text:style-name="P67"><text:span text:style-name="T91">23 <text:s text:c="3"/></text:span>void setaAtributosPelaDificuldade(int const );</text:p>
            <text:p text:style-name="P67"><text:span text:style-name="T91">24 <text:s text:c="3"/></text:span>static void escolheAtributosManualmente(int *, int *, int *, bool *) ;</text:p>
            <text:p text:style-name="P67"><text:span text:style-name="T91">26 <text:s text:c="3"/></text:span>static bool escolheAdversario();</text:p>
            <text:p text:style-name="P68"><text:span text:style-name="T91">27</text:span></text:p>
            <text:p text:style-name="P68"><text:span text:style-name="T91">28 <text:s text:c="3"/></text:span>void setSenhaAleatoria() ;</text:p>
            <text:p text:style-name="P67"><text:span text:style-name="T91">29 <text:s text:c="3"/></text:span>vector&lt;string&gt; retornaCoresRepetidas();</text:p>
            <text:p text:style-name="P67"><text:span text:style-name="T91">30 <text:s text:c="3"/></text:span>vector&lt;string&gt; retornaCoresNaoRepetida();</text:p>
            <text:p text:style-name="P67"><text:span text:style-name="T91">31 <text:s text:c="3"/></text:span>void setSenhaManual();</text:p>
            <text:p text:style-name="P67"><text:span text:style-name="T91">32</text:span> <text:s text:c="3"/>void realizaJogada();</text:p>
            <text:p text:style-name="P67"><text:span text:style-name="T91">33</text:span> <text:s text:c="3"/>bool validaCor(string);</text:p>
            <text:p text:style-name="P67"><text:span text:style-name="T91">34 <text:s/></text:span>public:</text:p>
            <text:p text:style-name="P67"><text:span text:style-name="T91">35</text:span> <text:s text:c="3"/>Partida(){</text:p>
            <text:p text:style-name="P67"><text:span text:style-name="T91">36</text:span> <text:s text:c="7"/>int dificuldade = -1;</text:p>
            <text:p text:style-name="P67"><text:span text:style-name="T91">37</text:span> <text:s text:c="7"/>escolheDificuldade(&amp;dificuldade);</text:p>
            <text:p text:style-name="P67"><text:span text:style-name="T91">38</text:span> <text:s text:c="8"/>setaAtributosPelaDificuldade(dificuldade);</text:p>
            <text:p text:style-name="P67"><text:span text:style-name="T91">39</text:span><text:tab/>setAdversario(escolheAdversario());</text:p>
            <text:p text:style-name="P67"><text:span text:style-name="T91">40</text:span><text:tab/>getAdversario() ? setSenhaManual() : <text:s text:c="4"/>setSenhaAleatoria();}</text:p>
            <text:p text:style-name="P69">41</text:p>
            <text:p text:style-name="P67"><text:span text:style-name="T91">42</text:span> <text:s text:c="3"/>void jogar();</text:p>
            <text:p text:style-name="P67"><text:span text:style-name="T91">43</text:span> <text:s text:c="3"/>void imprime_Tabuleiro();</text:p>
            <text:p text:style-name="P67"><text:span text:style-name="T91">44</text:span>};</text:p>
          </table:table-cell>
        </table:table-row>
      </table:table>
      <text:p text:style-name="Illustration"><text:tab/><text:tab/>Figura <text:span text:style-name="T91">2</text:span>: Class Partida</text:p>
      <text:p text:style-name="P65"><text:tab/><text:span text:style-name="T45">Os atributos da classe guardam e definem, o tamanho da senha e consequentemente o numero de colunas do tabuleiro ( dentro da variável “tamanho_codigo”), o numero de palpites determinado e consequentemente o numero de linhas do tabuleiro (dentro da variável “num_palpites”), o numero de cores disponível para a partida (dentro da variável “num_cores”), se a partida é jogada por dois jogadores ou por um ( dentro da variáve</text:span><text:span text:style-name="T46">l</text:span><text:span text:style-name="T45"> “adversário”), se a partida possibilita cores repetidas ou não (dentro de “cores_repetidas”) </text:span><text:span text:style-name="T47">e</text:span><text:span text:style-name="T45"> </text:span><text:span text:style-name="T46">se o jogador acertou a senha ou não (dentro de “vitoria”).</text:span></text:p>
      <text:p text:style-name="P64"><text:span text:style-name="T45"><text:tab/><text:tab/><text:tab/><text:tab/><text:tab/><text:tab/></text:span><text:span text:style-name="T46">6</text:span></text:p>
      <text:p text:style-name="P66"><text:soft-page-break/><text:span text:style-name="T46"><text:tab/></text:span><text:span text:style-name="T47">Foram feitos métodos “get” e “set”, </text:span><text:span text:style-name="T48">de acesso e redefinição,</text:span><text:span text:style-name="T47"> para a maioria do atributos da classe - excluindo apenas a o atributo “vitoria”, pois a sua manipulação é feita por outras funções dentro da classe. A classe “Partida”, por herdar publicamente a classe “Tabuleiro”, tem acesso aos métodos públicos da mesma.<text:line-break/><text:tab/></text:span><text:span text:style-name="T48">Além dos gets e sets, é possível classificar dois tipos de métodos da classe “Partida”: os responsáveis por </text:span><text:span text:style-name="T49">receber, ou gerar, e preencher os atributos da classe e os responsáveis pela criação das de cada jogada. Os</text:span></text:p>
      <text:p text:style-name="P41">2.5. <text:s/>M<text:span text:style-name="T37">ain</text:span></text:p>
      <text:p text:style-name="P45"/>
      <text:p text:style-name="P19"/>
      <text:p text:style-name="P19">3. <text:s/><text:span text:style-name="T37">DISCUSSÃO</text:span></text:p>
      <text:p text:style-name="P21">4. <text:span text:style-name="T3">CONCLUSÃO</text:span></text:p>
      <text:p text:style-name="P19"><text:span text:style-name="T37">5</text:span>. <text:s/>BIBLIOGRAFIA</text:p>
      <text:p text:style-name="P19"/>
      <text:p text:style-name="P20"><text:span text:style-name="T16"><text:tab/>1. </text:span><text:span text:style-name="T13">H M </text:span><text:span text:style-name="Emphasis"><text:span text:style-name="T13">Deitel,</text:span></text:span><text:span text:style-name="T13"> P J </text:span><text:span text:style-name="Emphasis"><text:span text:style-name="T13">Deitel. C++ Como Programar;</text:span>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handa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4T17:45:15.131399277</dc:date>
    <meta:editing-duration>PT3H5M1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7" meta:paragraph-count="113" meta:word-count="1412" meta:character-count="9908" meta:non-whitespace-character-count="8347"/>
  </office:meta>
</office:document-meta>
</file>